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f7f8" officeooo:paragraph-rsid="0015f7f8"/>
    </style:style>
    <style:style style:name="P2" style:family="paragraph" style:parent-style-name="Standard">
      <style:text-properties fo:font-weight="bold" officeooo:rsid="0015f7f8" officeooo:paragraph-rsid="0015f7f8" style:font-weight-asian="bold" style:font-weight-complex="bold"/>
    </style:style>
    <style:style style:name="P3" style:family="paragraph" style:parent-style-name="Standard">
      <style:text-properties fo:font-weight="normal" officeooo:rsid="0015f7f8" officeooo:paragraph-rsid="0015f7f8" style:font-weight-asian="normal" style:font-weight-complex="normal"/>
    </style:style>
    <style:style style:name="P4" style:family="paragraph" style:parent-style-name="Table_20_Contents">
      <style:text-properties officeooo:rsid="0015f7f8" officeooo:paragraph-rsid="0015f7f8"/>
    </style:style>
    <style:style style:name="P5" style:family="paragraph" style:parent-style-name="Table_20_Contents">
      <style:text-properties fo:font-weight="bold" officeooo:rsid="0015f7f8" officeooo:paragraph-rsid="0015f7f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1.</text:span> The matrix would take a total of N * N * 8, or 100,000^2 * 8: 80,000,000,000 bytes</text:p>
      <text:p text:style-name="P1">or 80,000MiB</text:p>
      <text:p text:style-name="P1"><text:span text:style-name="T1">Q2.</text:span> This is the same problem, where N is 10^6, so the total matric would take 8.0e12 hytes, or</text:p>
      <text:p text:style-name="P1">1,000,000MiB</text:p>
      <text:p text:style-name="P1"><text:span text:style-name="T1">Q3.</text:span> The dataset can be stored on a typicsl laptop in memory because the dataset contains 72,000,000 bytes, or 72MiB, much less than the typical 8GiB in a typical laptop</text:p>
      <text:p text:style-name="P1"><text:span text:style-name="T1">Q4.</text:span> The distance matrix is much too large to be stored in a typical laptop’s memory. It is ten times larger than the typical memory in a laptop.</text:p>
      <text:p text:style-name="P1"><text:span text:style-name="T1">Q5.</text:span> The total memory needed to store the entire distance matrix does not change between the two. Although, the memory required for each rank will change. If p=1, each rank will hold all 80,000MiB, but if p=20, each rank will only be required to hold 4,000MiB, or 4GiB.</text:p>
      <text:p text:style-name="P2">Q6. </text:p>
      <text:p text:style-name="P2"><text:span text:style-name="T2"/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# of Ranks</text:p>
          </table:table-cell>
          <table:table-cell table:style-name="Table1.A1" office:value-type="string">
            <text:p text:style-name="P5">Time(s)</text:p>
          </table:table-cell>
          <table:table-cell table:style-name="Table1.A1" office:value-type="string">
            <text:p text:style-name="P5">Speedup</text:p>
          </table:table-cell>
          <table:table-cell table:style-name="Table1.A1" office:value-type="string">
            <text:p text:style-name="P5">Efficiency</text:p>
          </table:table-cell>
          <table:table-cell table:style-name="Table1.A1" office:value-type="string">
            <text:p text:style-name="P5">Global Sum</text:p>
          </table:table-cell>
          <table:table-cell table:style-name="Table1.F1" office:value-type="string">
            <text:p text:style-name="P5">Job Script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N/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2"><text:span text:style-name="T2"/></text:p>
      <text:p text:style-name="P2">Q7.</text:p>
      <text:p text:style-name="P2">Q8.</text:p>
      <text:p text:style-name="P2">Q9.</text:p>
      <text:p text:style-name="P2"/>
      <text:p text:style-name="P3">For the last four questions, I minsunderstood the ammount of time it would take to run these jobs, and have resubmitted them with much higher time allowances. I will resubmit this paper (aware that I will not be able to receive points for the questions) when the jobs have completed run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4:28:21.405441355</meta:creation-date>
    <dc:date>2024-02-28T20:23:09.902577683</dc:date>
    <meta:editing-duration>PT5H54M49S</meta:editing-duration>
    <meta:editing-cycles>1</meta:editing-cycles>
    <meta:document-statistic meta:table-count="1" meta:image-count="0" meta:object-count="0" meta:page-count="1" meta:paragraph-count="25" meta:word-count="219" meta:character-count="1154" meta:non-whitespace-character-count="959"/>
    <meta:generator>LibreOffice/7.6.4.1$Linux_X86_64 LibreOffice_project/60$Build-1</meta:generator>
  </office:meta>
</office:document-meta>
</file>